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/>
      <style:text-properties fo:font-size="11pt" officeooo:paragraph-rsid="001754b1" style:font-size-asian="11pt" style:font-size-complex="11pt"/>
    </style:style>
    <style:style style:name="P2" style:family="paragraph" style:parent-style-name="Standard" style:list-style-name="WWNum4">
      <style:paragraph-properties fo:margin-top="0cm" fo:margin-bottom="0cm" style:contextual-spacing="false" fo:line-height="100%"/>
      <style:text-properties officeooo:paragraph-rsid="001754b1"/>
    </style:style>
    <style:style style:name="P3" style:family="paragraph" style:parent-style-name="Standard" style:list-style-name="WWNum5">
      <style:paragraph-properties fo:margin-top="0cm" fo:margin-bottom="0cm" style:contextual-spacing="false" fo:line-height="100%"/>
      <style:text-properties officeooo:paragraph-rsid="001754b1"/>
    </style:style>
    <style:style style:name="P4" style:family="paragraph" style:parent-style-name="Standard" style:list-style-name="WWNum6">
      <style:paragraph-properties fo:margin-top="0cm" fo:margin-bottom="0cm" style:contextual-spacing="false" fo:line-height="100%"/>
      <style:text-properties officeooo:paragraph-rsid="001754b1"/>
    </style:style>
    <style:style style:name="P5" style:family="paragraph" style:parent-style-name="Standard">
      <style:paragraph-properties fo:margin-top="0cm" fo:margin-bottom="0cm" style:contextual-spacing="false" fo:line-height="100%" fo:break-before="page"/>
      <style:text-properties officeooo:paragraph-rsid="001754b1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officeooo:paragraph-rsid="001754b1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fo:font-size="10pt" fo:font-style="italic" officeooo:paragraph-rsid="001754b1" style:font-size-asian="10pt" style:font-style-asian="italic" style:font-size-complex="10pt" style:font-style-complex="italic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Sect1" style:family="section">
      <style:section-properties style:editable="false">
        <style:columns fo:column-count="2" fo:column-gap="0.998cm">
          <style:column-sep style:width="0.002cm" style:color="#000000" style:height="100%" style:style="none"/>
          <style:column style:rel-width="32767*" fo:start-indent="0cm" fo:end-indent="0.499cm"/>
          <style:column style:rel-width="32768*" fo:start-indent="0.499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Exercício – Cálculo de Média</text:span></text:p>
      <text:p text:style-name="P1"/>
      <text:section text:style-name="Sect1" text:name="Section8">
        <text:p text:style-name="P6"><text:span text:style-name="T3">// CalculadoraMedia.tsx</text:span></text:p>
        <text:p text:style-name="P6"><text:span text:style-name="T4">import React from 'react';</text:span></text:p>
        <text:p text:style-name="P6"><text:span text:style-name="T4">import BotaoResultado from './BotaoResultado';</text:span></text:p>
        <text:p text:style-name="P7"/>
        <text:p text:style-name="P6"><text:span text:style-name="T4">interface CalculadoraMediaProps {</text:span></text:p>
        <text:p text:style-name="P6"><text:span text:style-name="T4"><text:s text:c="2"/>nota1: number;</text:span></text:p>
        <text:p text:style-name="P6"><text:span text:style-name="T4"><text:s text:c="2"/>nota2: number;</text:span></text:p>
        <text:p text:style-name="P6"><text:span text:style-name="T4"><text:s text:c="2"/>nome: string;</text:span></text:p>
        <text:p text:style-name="P6"><text:span text:style-name="T4">}</text:span></text:p>
        <text:p text:style-name="P6"><text:span text:style-name="T4">const CalculadoraMedia: React.FC&lt;CalculadoraMediaProps&gt; = ({ nota1, nota2, nome }) =&gt; {</text:span></text:p>
        <text:p text:style-name="P6"><text:span text:style-name="T4"><text:s text:c="2"/>// Função para calcular a média</text:span></text:p>
        <text:p text:style-name="P6"><text:span text:style-name="T4"><text:s text:c="2"/>const calcularMedia = (n1: number, n2: number): number =&gt; {</text:span></text:p>
        <text:p text:style-name="P6"><text:span text:style-name="T4"><text:s text:c="4"/>return (n1 + n2) / 2;</text:span></text:p>
        <text:p text:style-name="P6"><text:span text:style-name="T4"><text:s text:c="2"/>};</text:span></text:p>
        <text:p text:style-name="P6"><text:span text:style-name="T4"><text:s text:c="2"/>// Calcular a média com as notas recebidas via props</text:span></text:p>
        <text:p text:style-name="P6"><text:span text:style-name="T4"><text:s text:c="2"/>const media = calcularMedia(nota1, nota2);</text:span></text:p>
        <text:p text:style-name="P7"/>
        <text:p text:style-name="P6"><text:span text:style-name="T4"><text:s text:c="2"/>// Função para determinar a situação do aluno</text:span></text:p>
        <text:p text:style-name="P6"><text:span text:style-name="T4"><text:s text:c="2"/>const determinarSituacao = (mediaFinal: number): string =&gt; {</text:span></text:p>
        <text:p text:style-name="P6"><text:span text:style-name="T4"><text:s text:c="4"/>if (mediaFinal &gt;= 7) {</text:span></text:p>
        <text:p text:style-name="P6"><text:span text:style-name="T4"><text:s text:c="6"/>return 'Aprovado';</text:span></text:p>
        <text:p text:style-name="P6"><text:span text:style-name="T4"><text:s text:c="4"/>} else if (mediaFinal &gt;= 5) {</text:span></text:p>
        <text:p text:style-name="P6"><text:span text:style-name="T4"><text:s text:c="6"/>return 'Recuperação';</text:span></text:p>
        <text:p text:style-name="P6"><text:span text:style-name="T4"><text:s text:c="4"/>} else {</text:span></text:p>
        <text:p text:style-name="P6"><text:span text:style-name="T4"><text:s text:c="6"/>return 'Reprovado';</text:span></text:p>
        <text:p text:style-name="P6"><text:span text:style-name="T4"><text:s text:c="4"/>}</text:span></text:p>
        <text:p text:style-name="P6"><text:span text:style-name="T4"><text:s text:c="2"/>};</text:span></text:p>
        <text:p text:style-name="P7"/>
        <text:p text:style-name="P6"><text:span text:style-name="T4"><text:s text:c="2"/>// Determinar situação do aluno</text:span></text:p>
        <text:p text:style-name="P6"><text:span text:style-name="T4"><text:s text:c="2"/>const situacao = determinarSituacao(media);</text:span></text:p>
        <text:p text:style-name="P7"/>
        <text:p text:style-name="P6"><text:span text:style-name="T4"><text:s text:c="2"/>return (</text:span></text:p>
        <text:p text:style-name="P6"><text:span text:style-name="T4"><text:s text:c="4"/>&lt;div style={{</text:span></text:p>
        <text:p text:style-name="P6"><text:span text:style-name="T4"><text:s text:c="6"/>border: '1px solid #ddd',</text:span></text:p>
        <text:p text:style-name="P6"><text:span text:style-name="T4"><text:s text:c="6"/>borderRadius: '8px',</text:span></text:p>
        <text:p text:style-name="P6"><text:span text:style-name="T4"><text:s text:c="6"/>padding: '16px',</text:span></text:p>
        <text:p text:style-name="P6"><text:span text:style-name="T4"><text:s text:c="6"/>margin: '16px 0',</text:span></text:p>
        <text:p text:style-name="P6"><text:span text:style-name="T4"><text:s text:c="6"/>backgroundColor: '#f9f9f9'</text:span></text:p>
        <text:p text:style-name="P6"><text:span text:style-name="T4"><text:s text:c="4"/>}}&gt;</text:span></text:p>
        <text:p text:style-name="P6"><text:span text:style-name="T4"><text:s text:c="6"/>&lt;h3&gt;Boletim do Aluno&lt;/h3&gt;</text:span></text:p>
        <text:p text:style-name="P6"><text:span text:style-name="T4"><text:s text:c="6"/></text:span></text:p>
        <text:p text:style-name="P6"><text:span text:style-name="T4"><text:s text:c="6"/>&lt;div style={{ margin: '10px 0' }}&gt;</text:span></text:p>
        <text:p text:style-name="P6"><text:span text:style-name="T4"><text:s text:c="8"/>&lt;strong&gt;Nome:&lt;/strong&gt; {nome}</text:span></text:p>
        <text:p text:style-name="P6"><text:span text:style-name="T4"><text:s text:c="6"/>&lt;/div&gt;</text:span></text:p>
        <text:p text:style-name="P6"><text:span text:style-name="T4"><text:s text:c="6"/></text:span></text:p>
        <text:p text:style-name="P6"><text:span text:style-name="T4"><text:s text:c="6"/>&lt;div style={{ margin: '10px 0' }}&gt;</text:span></text:p>
        <text:p text:style-name="P6"><text:span text:style-name="T4"><text:s text:c="8"/>&lt;strong&gt;Nota 1:&lt;/strong&gt; {nota1.toFixed(1)}</text:span></text:p>
        <text:p text:style-name="P6"><text:span text:style-name="T4"><text:s text:c="6"/>&lt;/div&gt;</text:span></text:p>
        <text:p text:style-name="P6"><text:span text:style-name="T4"><text:s text:c="6"/></text:span></text:p>
        <text:p text:style-name="P6"><text:span text:style-name="T4"><text:s text:c="6"/>&lt;div style={{ margin: '10px 0' }}&gt;</text:span></text:p>
        <text:p text:style-name="P6"><text:span text:style-name="T4"><text:s text:c="8"/>&lt;strong&gt;Nota 2:&lt;/strong&gt; {nota2.toFixed(1)}</text:span></text:p>
        <text:p text:style-name="P6"><text:span text:style-name="T4"><text:s text:c="6"/>&lt;/div&gt;</text:span></text:p>
        <text:p text:style-name="P6"><text:span text:style-name="T4"><text:s text:c="6"/></text:span></text:p>
        <text:p text:style-name="P6"><text:span text:style-name="T4"><text:s text:c="6"/>&lt;BotaoResultado </text:span></text:p>
        <text:p text:style-name="P6"><text:span text:style-name="T4"><text:s text:c="8"/>media={media} </text:span></text:p>
        <text:p text:style-name="P6"><text:span text:style-name="T4"><text:s text:c="8"/>situacao={situacao} </text:span></text:p>
        <text:p text:style-name="P6"><text:span text:style-name="T4"><text:s text:c="6"/>/&gt;</text:span></text:p>
        <text:p text:style-name="P6"><text:span text:style-name="T4"><text:s text:c="4"/>&lt;/div&gt;</text:span></text:p>
        <text:p text:style-name="P6"><text:span text:style-name="T4"><text:s text:c="2"/>);</text:span></text:p>
        <text:p text:style-name="P6"><text:span text:style-name="T4">};</text:span></text:p>
        <text:p text:style-name="P7"/>
        <text:p text:style-name="P6"><text:span text:style-name="T4">export default CalculadoraMedia;</text:span></text:p>
      </text:section>
      <text:section text:style-name="Sect2" text:name="Section9">
        <text:p text:style-name="P1"/>
        <text:p text:style-name="P1"/>
      </text:section>
      <text:section text:style-name="Sect1" text:name="Section10">
        <text:p text:style-name="P6"><text:span text:style-name="T3">// BotaoResultado.tsx</text:span></text:p>
        <text:p text:style-name="P6"><text:span text:style-name="T4">import React from 'react';</text:span></text:p>
        <text:p text:style-name="P7"/>
        <text:p text:style-name="P6"><text:span text:style-name="T4">interface BotaoResultadoProps {</text:span></text:p>
        <text:p text:style-name="P6"><text:span text:style-name="T4"><text:s text:c="2"/>media: number;</text:span></text:p>
        <text:p text:style-name="P6"><text:span text:style-name="T4"><text:s text:c="2"/>situacao: string;</text:span></text:p>
        <text:p text:style-name="P6"><text:span text:style-name="T4">}</text:span></text:p>
        <text:p text:style-name="P7"/>
        <text:p text:style-name="P6"><text:span text:style-name="T4">const BotaoResultado: React.FC&lt;BotaoResultadoProps&gt; = ({ media, situacao }) =&gt; {</text:span></text:p>
        <text:p text:style-name="P6"><text:span text:style-name="T4"><text:s text:c="2"/>// Definir cor baseada na situação</text:span></text:p>
        <text:p text:style-name="P6"><text:span text:style-name="T4"><text:s text:c="2"/>const definirCor = (situacaoAluno: string): string =&gt; {</text:span></text:p>
        <text:p text:style-name="P6"><text:span text:style-name="T4"><text:s text:c="4"/>switch (situacaoAluno) {</text:span></text:p>
        <text:p text:style-name="P6"><text:span text:style-name="T4"><text:s text:c="6"/>case 'Aprovado':</text:span></text:p>
        <text:p text:style-name="P6"><text:span text:style-name="T4"><text:s text:c="8"/>return '#28a745'; // Verde</text:span></text:p>
        <text:p text:style-name="P6"><text:span text:style-name="T4"><text:s text:c="6"/>case 'Recuperação':</text:span></text:p>
        <text:p text:style-name="P6"><text:span text:style-name="T4"><text:s text:c="8"/>return '#ffc107'; // Amarelo</text:span></text:p>
        <text:p text:style-name="P6"><text:span text:style-name="T4"><text:s text:c="6"/>case 'Reprovado':</text:span></text:p>
        <text:p text:style-name="P6"><text:span text:style-name="T4"><text:s text:c="8"/>return '#dc3545'; // Vermelho</text:span></text:p>
        <text:p text:style-name="P6"><text:span text:style-name="T4"><text:s text:c="6"/>default:</text:span></text:p>
        <text:p text:style-name="P6"><text:span text:style-name="T4"><text:s text:c="8"/>return '#6c757d'; // Cinza</text:span></text:p>
        <text:p text:style-name="P6"><text:span text:style-name="T4"><text:s text:c="4"/>}</text:span></text:p>
        <text:p text:style-name="P6"><text:span text:style-name="T4"><text:s text:c="2"/>};</text:span></text:p>
        <text:p text:style-name="P6"><text:span text:style-name="T4"><text:s text:c="2"/>// Cor baseada na situação do aluno</text:span></text:p>
        <text:p text:style-name="P6"><text:span text:style-name="T4"><text:s text:c="2"/>const corFundo = definirCor(situacao);</text:span></text:p>
        <text:p text:style-name="P7"/>
        <text:p text:style-name="P6"><text:span text:style-name="T4"><text:s text:c="2"/>return (</text:span></text:p>
        <text:p text:style-name="P6"><text:span text:style-name="T4"><text:s text:c="4"/>&lt;button</text:span></text:p>
        <text:p text:style-name="P6"><text:span text:style-name="T4"><text:s text:c="6"/>style={{</text:span></text:p>
        <text:p text:style-name="P6"><text:span text:style-name="T4"><text:s text:c="8"/>backgroundColor: corFundo,</text:span></text:p>
        <text:p text:style-name="P6"><text:span text:style-name="T4"><text:s text:c="8"/>color: situacao === 'Recuperação' ? '#212529' : 'white',</text:span></text:p>
        <text:p text:style-name="P6"><text:span text:style-name="T4"><text:s text:c="8"/>border: 'none',</text:span></text:p>
        <text:p text:style-name="P6"><text:span text:style-name="T4"><text:s text:c="8"/>borderRadius: '4px',</text:span></text:p>
        <text:p text:style-name="P6"><text:span text:style-name="T4"><text:s text:c="8"/>padding: '10px 15px',</text:span></text:p>
        <text:p text:style-name="P6"><text:span text:style-name="T4"><text:s text:c="8"/>fontSize: '16px',</text:span></text:p>
        <text:p text:style-name="P6"><text:span text:style-name="T4"><text:s text:c="8"/>fontWeight: 'bold',</text:span></text:p>
        <text:p text:style-name="P6"><text:span text:style-name="T4"><text:s text:c="8"/>cursor: 'pointer',</text:span></text:p>
        <text:p text:style-name="P6"><text:span text:style-name="T4"><text:s text:c="8"/>display: 'block',</text:span></text:p>
        <text:p text:style-name="P6"><text:span text:style-name="T4"><text:s text:c="8"/>width: '100%',</text:span></text:p>
        <text:p text:style-name="P6"><text:span text:style-name="T4"><text:s text:c="8"/>marginTop: '15px',</text:span></text:p>
        <text:p text:style-name="P6"><text:span text:style-name="T4"><text:s text:c="8"/>textAlign: 'center'</text:span></text:p>
        <text:p text:style-name="P6"><text:span text:style-name="T4"><text:s text:c="6"/>}}</text:span></text:p>
        <text:p text:style-name="P6"><text:span text:style-name="T4"><text:s text:c="4"/>&gt;</text:span></text:p>
        <text:p text:style-name="P6"><text:span text:style-name="T4"><text:s text:c="6"/>Média Final: {media.toFixed(1)} - {situacao}</text:span></text:p>
        <text:p text:style-name="P6"><text:span text:style-name="T4"><text:s text:c="4"/>&lt;/button&gt;</text:span></text:p>
        <text:p text:style-name="P6"><text:span text:style-name="T4"><text:s text:c="2"/>);</text:span></text:p>
        <text:p text:style-name="P6"><text:span text:style-name="T4">};</text:span></text:p>
        <text:p text:style-name="P7"/>
        <text:p text:style-name="P6"><text:span text:style-name="T4">export default BotaoResultado;</text:span></text:p>
      </text:section>
      <text:section text:style-name="Sect2" text:name="Section11">
        <text:p text:style-name="P1"><text:soft-page-break/></text:p>
        <text:p text:style-name="P1"/>
      </text:section>
      <text:section text:style-name="Sect1" text:name="Section12">
        <text:p text:style-name="P6"><text:span text:style-name="T3">// App.tsx para Calculadora de Média</text:span></text:p>
        <text:p text:style-name="P6"><text:span text:style-name="T4">import React from 'react';</text:span></text:p>
        <text:p text:style-name="P6"><text:span text:style-name="T4">import CalculadoraMedia from './CalculadoraMedia';</text:span></text:p>
        <text:p text:style-name="P7"/>
        <text:p text:style-name="P6"><text:span text:style-name="T4">const App: React.FC = () =&gt; {</text:span></text:p>
        <text:p text:style-name="P6"><text:span text:style-name="T4"><text:s text:c="2"/>// Dados dos alunos para demonstração</text:span></text:p>
        <text:p text:style-name="P6"><text:span text:style-name="T4"><text:s text:c="2"/>const alunos = [</text:span></text:p>
        <text:p text:style-name="P6"><text:span text:style-name="T4"><text:s text:c="4"/>{ id: 1, nome: 'Ana Silva', nota1: 8.5, nota2: 9.0 },</text:span></text:p>
        <text:p text:style-name="P6"><text:span text:style-name="T4"><text:s text:c="4"/>{ id: 2, nome: 'Bruno Santos', nota1: 6.0, nota2: 7.0 },</text:span></text:p>
        <text:p text:style-name="P6"><text:span text:style-name="T4"><text:s text:c="4"/>{ id: 3, nome: 'Carla Oliveira', nota1: 4.5, nota2: 5.0 },</text:span></text:p>
        <text:p text:style-name="P6"><text:span text:style-name="T4"><text:s text:c="4"/>{ id: 4, nome: 'Daniel Martins', nota1: 3.0, nota2: 4.0 }</text:span></text:p>
        <text:p text:style-name="P6"><text:span text:style-name="T4"><text:s text:c="2"/>];</text:span></text:p>
        <text:p text:style-name="P7"/>
        <text:p text:style-name="P6"><text:span text:style-name="T4"><text:s text:c="2"/>return (</text:span></text:p>
        <text:p text:style-name="P6"><text:span text:style-name="T4"><text:s text:c="4"/>&lt;div style={{</text:span></text:p>
        <text:p text:style-name="P6"><text:span text:style-name="T4"><text:s text:c="6"/>maxWidth: '600px',</text:span></text:p>
        <text:p text:style-name="P6"><text:span text:style-name="T4"><text:s text:c="6"/>margin: '0 auto',</text:span></text:p>
        <text:p text:style-name="P6"><text:span text:style-name="T4"><text:s text:c="6"/>padding: '20px',</text:span></text:p>
        <text:p text:style-name="P6"><text:span text:style-name="T4"><text:s text:c="6"/>fontFamily: 'Arial, sans-serif'</text:span></text:p>
        <text:p text:style-name="P6"><text:span text:style-name="T4"><text:s text:c="4"/>}}&gt;</text:span></text:p>
        <text:p text:style-name="P6"><text:span text:style-name="T4"><text:s text:c="6"/>&lt;h1&gt;Calculadora de Média - Usando Props&lt;/h1&gt;</text:span></text:p>
        <text:p text:style-name="P6"><text:span text:style-name="T4"><text:s text:c="6"/></text:span></text:p>
        <text:p text:style-name="P6"><text:span text:style-name="T4"><text:s text:c="6"/>&lt;p style={{ marginBottom: '20px' }}&gt;</text:span></text:p>
        <text:p text:style-name="P6"><text:span text:style-name="T4"><text:s text:c="8"/>Este exemplo demonstra o uso de props para passar dados entre componentes React,</text:span></text:p>
        <text:p text:style-name="P6"><text:span text:style-name="T4"><text:s text:c="8"/>sem utilizar hooks ou estado interno.</text:span></text:p>
        <text:p text:style-name="P6"><text:span text:style-name="T4"><text:s text:c="6"/>&lt;/p&gt;</text:span></text:p>
        <text:p text:style-name="P6"><text:span text:style-name="T4"><text:s text:c="6"/></text:span></text:p>
        <text:p text:style-name="P6"><text:span text:style-name="T4"><text:s text:c="6"/>{alunos.map(aluno =&gt; (</text:span></text:p>
        <text:p text:style-name="P6"><text:span text:style-name="T4"><text:s text:c="8"/>&lt;CalculadoraMedia</text:span></text:p>
        <text:p text:style-name="P6"><text:span text:style-name="T4"><text:s text:c="10"/>key={aluno.id}</text:span></text:p>
        <text:p text:style-name="P6"><text:span text:style-name="T4"><text:s text:c="10"/>nome={aluno.nome}</text:span></text:p>
        <text:p text:style-name="P6"><text:span text:style-name="T4"><text:s text:c="10"/>nota1={aluno.nota1}</text:span></text:p>
        <text:p text:style-name="P6"><text:span text:style-name="T4"><text:s text:c="10"/>nota2={aluno.nota2}</text:span></text:p>
        <text:p text:style-name="P6"><text:span text:style-name="T4"><text:s text:c="8"/>/&gt;</text:span></text:p>
        <text:p text:style-name="P6"><text:span text:style-name="T4"><text:s text:c="6"/>))}</text:span></text:p>
        <text:p text:style-name="P6"><text:span text:style-name="T4"><text:s text:c="6"/></text:span></text:p>
        <text:p text:style-name="P6"><text:span text:style-name="T4"><text:s text:c="6"/>&lt;div style={{</text:span></text:p>
        <text:p text:style-name="P6"><text:span text:style-name="T4"><text:s text:c="8"/>marginTop: '30px',</text:span></text:p>
        <text:p text:style-name="P6"><text:span text:style-name="T4"><text:s text:c="8"/>padding: '15px',</text:span></text:p>
        <text:p text:style-name="P6"><text:span text:style-name="T4"><text:s text:c="8"/>backgroundColor: '#f0f0f0',</text:span></text:p>
        <text:p text:style-name="P6"><text:span text:style-name="T4"><text:s text:c="8"/>borderRadius: '8px',</text:span></text:p>
        <text:p text:style-name="P6"><text:span text:style-name="T4"><text:s text:c="8"/>fontSize: '14px'</text:span></text:p>
        <text:p text:style-name="P6"><text:span text:style-name="T4"><text:s text:c="6"/>}}&gt;</text:span></text:p>
        <text:p text:style-name="P6"><text:span text:style-name="T4"><text:s text:c="8"/>&lt;h3&gt;Como funciona:&lt;/h3&gt;</text:span></text:p>
        <text:p text:style-name="P6"><text:span text:style-name="T4"><text:s text:c="8"/>&lt;ol&gt;</text:span></text:p>
        <text:p text:style-name="P6"><text:span text:style-name="T4"><text:s text:c="10"/>&lt;li&gt;O componente &lt;code&gt;App&lt;/code&gt; contém os dados dos alunos (simulando uma fonte de dados)&lt;/li&gt;</text:span></text:p>
        <text:p text:style-name="P6"><text:span text:style-name="T4"><text:s text:c="10"/>&lt;li&gt;Os dados são passados como props para cada instância de &lt;code&gt;CalculadoraMedia&lt;/code&gt;&lt;/li&gt;</text:span></text:p>
        <text:p text:style-name="P6"><text:span text:style-name="T4"><text:s text:c="10"/>&lt;li&gt;O componente &lt;code&gt;CalculadoraMedia&lt;/code&gt; calcula a média e determina a situação&lt;/li&gt;</text:span></text:p>
        <text:p text:style-name="P6"><text:span text:style-name="T4"><text:s text:c="10"/>&lt;li&gt;Esses resultados são passados como props para o componente &lt;code&gt;BotaoResultado&lt;/code&gt;&lt;/li&gt;</text:span></text:p>
        <text:p text:style-name="P6"><text:span text:style-name="T4"><text:s text:c="10"/>&lt;li&gt;O &lt;code&gt;BotaoResultado&lt;/code&gt; exibe os resultados com formatação adequada&lt;/li&gt;</text:span></text:p>
        <text:p text:style-name="P6"><text:span text:style-name="T4"><text:s text:c="8"/>&lt;/ol&gt;</text:span></text:p>
        <text:p text:style-name="P6"><text:span text:style-name="T4"><text:s text:c="8"/>&lt;p&gt;</text:span></text:p>
        <text:p text:style-name="P6"><text:span text:style-name="T4"><text:s text:c="10"/>&lt;strong&gt;Importante:&lt;/strong&gt; Este exemplo demonstra apenas o fluxo de dados unidirecional usando props.</text:span></text:p>
        <text:p text:style-name="P6"><text:span text:style-name="T4"><text:s text:c="10"/>Para interatividade (como permitir ao usuário inserir as notas), seria necessário usar Hooks como useState.</text:span></text:p>
        <text:p text:style-name="P6"><text:span text:style-name="T4"><text:s text:c="8"/>&lt;/p&gt;</text:span></text:p>
        <text:p text:style-name="P6"><text:span text:style-name="T4"><text:s text:c="6"/>&lt;/div&gt;</text:span></text:p>
        <text:p text:style-name="P6"><text:span text:style-name="T4"><text:s text:c="4"/>&lt;/div&gt;</text:span></text:p>
        <text:p text:style-name="P6"><text:span text:style-name="T4"><text:s text:c="2"/>);</text:span></text:p>
        <text:p text:style-name="P6"><text:span text:style-name="T4">};</text:span></text:p>
        <text:p text:style-name="P7"/>
        <text:p text:style-name="P6"><text:span text:style-name="T4">export default App;</text:span></text:p>
      </text:section>
      <text:p text:style-name="P1"/>
      <text:p text:style-name="P6"><text:span text:style-name="T1">Fluxo de Dados</text:span></text:p>
      <text:list xml:id="list652889310" text:style-name="WWNum4">
        <text:list-item>
          <text:p text:style-name="P2"><text:span text:style-name="T1">App.tsx</text:span><text:span text:style-name="T2"> contém os dados dos alunos (hardcoded, simulando uma fonte de dados)</text:span></text:p>
        </text:list-item>
        <text:list-item>
          <text:p text:style-name="P2"><text:span text:style-name="T2">Esses dados são passados como props para cada instância de </text:span><text:span text:style-name="T1">CalculadoraMedia</text:span></text:p>
        </text:list-item>
        <text:list-item>
          <text:p text:style-name="P2"><text:span text:style-name="T1">CalculadoraMedia</text:span><text:span text:style-name="T2"> faz os cálculos e passa os resultados para </text:span><text:span text:style-name="T1">BotaoResultado</text:span></text:p>
        </text:list-item>
        <text:list-item>
          <text:p text:style-name="P2"><text:span text:style-name="T1">BotaoResultado</text:span><text:span text:style-name="T2"> exibe os resultados formatados</text:span></text:p>
        </text:list-item>
      </text:list>
      <text:p text:style-name="P6"><text:span text:style-name="T1">Estrutura dos Componentes</text:span></text:p>
      <text:list xml:id="list724497343" text:style-name="WWNum5">
        <text:list-item>
          <text:p text:style-name="P3"><text:span text:style-name="T1">App</text:span><text:span text:style-name="T2">: Componente principal que contém os dados e renderiza múltiplas instâncias de CalculadoraMedia</text:span></text:p>
        </text:list-item>
        <text:list-item>
          <text:p text:style-name="P3"><text:span text:style-name="T1">CalculadoraMedia</text:span><text:span text:style-name="T2">: Recebe dados do aluno (nome, nota1, nota2), calcula a média e situação</text:span></text:p>
        </text:list-item>
        <text:list-item>
          <text:p text:style-name="P3"><text:span text:style-name="T1">BotaoResultado</text:span><text:span text:style-name="T2">: Recebe a média calculada e situação, apresentando-as com formatação apropriada</text:span></text:p>
        </text:list-item>
      </text:list>
      <text:p text:style-name="P6"><text:span text:style-name="T1">Vantagens desta Abordagem</text:span></text:p>
      <text:list xml:id="list1002740749" text:style-name="WWNum6">
        <text:list-item>
          <text:p text:style-name="P4"><text:span text:style-name="T1">Separação de Responsabilidades</text:span><text:span text:style-name="T2">: </text:span></text:p>
          <text:list>
            <text:list-item>
              <text:p text:style-name="P4"><text:span text:style-name="T2">App gerencia os dados dos alunos</text:span></text:p>
            </text:list-item>
            <text:list-item>
              <text:p text:style-name="P4"><text:span text:style-name="T2">CalculadoraMedia executa a lógica de cálculo</text:span></text:p>
            </text:list-item>
            <text:list-item>
              <text:p text:style-name="P4"><text:span text:style-name="T2">BotaoResultado cuida apenas da apresentação do resultado</text:span></text:p>
            </text:list-item>
          </text:list>
        </text:list-item>
        <text:list-item>
          <text:p text:style-name="P4"><text:span text:style-name="T1">Props</text:span><text:span text:style-name="T2">: </text:span></text:p>
          <text:list>
            <text:list-item>
              <text:p text:style-name="P4"><text:span text:style-name="T2">Mostra como os dados fluem de cima para baixo</text:span>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104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31T08:23:32.828842863</meta:creation-date>
    <dc:date>2025-05-31T08:24:21.372942607</dc:date>
    <meta:editing-duration>PT48S</meta:editing-duration>
    <meta:editing-cycles>1</meta:editing-cycles>
    <meta:document-statistic meta:table-count="0" meta:image-count="0" meta:object-count="0" meta:page-count="2" meta:paragraph-count="176" meta:word-count="672" meta:character-count="5526" meta:non-whitespace-character-count="4244"/>
    <meta:generator>LibreOffice/7.3.7.2$Linux_X86_64 LibreOffice_project/30$Build-2</meta:generator>
  </office:meta>
</office:document-meta>
</file>